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57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; GENERAL</text:p>
          </table:table-cell>
          <table:table-cell table:style-name="ce3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11" office:value-type="string" calcext:value-type="string">
            <text:p>; STANDARD</text:p>
          </table:table-cell>
          <table:table-cell table:style-name="ce3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Default" office:value-type="string" calcext:value-type="string">
            <text:p>player.additem 001649B1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Default" office:value-type="string" calcext:value-type="string">
            <text:p>player.additem 001649BE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Default" office:value-type="string" calcext:value-type="string">
            <text:p>player.additem 001649A3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Default" office:value-type="string" calcext:value-type="string">
            <text:p>player.additem 001649CA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3" office:value-type="string" calcext:value-type="string">
            <text:p>player.additem 0000000F 9999999; Cash</text:p>
          </table:table-cell>
          <table:table-cell/>
          <table:table-cell table:style-name="Default" office:value-type="string" calcext:value-type="string">
            <text:p>player.additem 001649B2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3" office:value-type="string" calcext:value-type="string">
            <text:p>player.additem 0000000A 999; Bobby Pins</text:p>
          </table:table-cell>
          <table:table-cell/>
          <table:table-cell table:style-name="Default" office:value-type="string" calcext:value-type="string">
            <text:p>player.additem 001649BF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player.additem 0200917D 999; Super Stimpaks</text:p>
          </table:table-cell>
          <table:table-cell/>
          <table:table-cell table:style-name="Default" office:value-type="string" calcext:value-type="string">
            <text:p>player.additem 001649A2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PECIAL</text:p>
          </table:table-cell>
          <table:table-cell table:style-name="ce3" office:value-type="string" calcext:value-type="string">
            <text:p>player.additem 00015167 999; Radaway</text:p>
          </table:table-cell>
          <table:table-cell/>
          <table:table-cell table:style-name="Default" office:value-type="string" calcext:value-type="string">
            <text:p>player.additem 001649C9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strength 9</text:p>
          </table:table-cell>
          <table:table-cell table:style-name="ce3"/>
          <table:table-cell/>
          <table:table-cell table:style-name="Default" office:value-type="string" calcext:value-type="string">
            <text:p>player.additem 001649B3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perception 10</text:p>
          </table:table-cell>
          <table:table-cell table:number-columns-repeated="2"/>
          <table:table-cell table:style-name="Default" office:value-type="string" calcext:value-type="string">
            <text:p>player.additem 001649AE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endurance 10</text:p>
          </table:table-cell>
          <table:table-cell table:number-columns-repeated="2"/>
          <table:table-cell table:style-name="Default" office:value-type="string" calcext:value-type="string">
            <text:p>player.additem 001649A1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charisma 10</text:p>
          </table:table-cell>
          <table:table-cell table:number-columns-repeated="2"/>
          <table:table-cell table:style-name="Default" office:value-type="string" calcext:value-type="string">
            <text:p>player.additem 001649C8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intelligence 10</text:p>
          </table:table-cell>
          <table:table-cell table:number-columns-repeated="2"/>
          <table:table-cell table:style-name="Default" office:value-type="string" calcext:value-type="string">
            <text:p>player.additem 001649B6 1</text:p>
          </table:table-cell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3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gility 10</text:p>
          </table:table-cell>
          <table:table-cell table:number-columns-repeated="2"/>
          <table:table-cell table:style-name="Default" office:value-type="string" calcext:value-type="string">
            <text:p>player.additem 001649AB 1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luck 10</text:p>
          </table:table-cell>
          <table:table-cell table:number-columns-repeated="2"/>
          <table:table-cell table:style-name="Default" office:value-type="string" calcext:value-type="string">
            <text:p>player.additem 0016499E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/>
          <table:table-cell table:style-name="Default" office:value-type="string" calcext:value-type="string">
            <text:p>player.additem 001649C5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KILLS</text:p>
          </table:table-cell>
          <table:table-cell table:number-columns-repeated="2"/>
          <table:table-cell table:style-name="ce11"/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11" office:value-type="string" calcext:value-type="string">
            <text:p>; GAMORRAH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Default" office:value-type="string" calcext:value-type="string">
            <text:p>player.additem 00166EC3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Default" office:value-type="string" calcext:value-type="string">
            <text:p>player.additem 00166ED0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Default" office:value-type="string" calcext:value-type="string">
            <text:p>player.additem 00166EDD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Default" office:value-type="string" calcext:value-type="string">
            <text:p>player.additem 00166EEC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Default" office:value-type="string" calcext:value-type="string">
            <text:p>player.additem 00166EC4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Default" office:value-type="string" calcext:value-type="string">
            <text:p>player.additem 00166ED1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Default" office:value-type="string" calcext:value-type="string">
            <text:p>player.additem 00166EDE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Default" office:value-type="string" calcext:value-type="string">
            <text:p>player.additem 00166EED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Default" office:value-type="string" calcext:value-type="string">
            <text:p>player.additem 00166EC5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Default" office:value-type="string" calcext:value-type="string">
            <text:p>player.additem 00166ED2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Default" office:value-type="string" calcext:value-type="string">
            <text:p>player.additem 00166EDF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Default" office:value-type="string" calcext:value-type="string">
            <text:p>player.additem 00166EEE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Default" office:value-type="string" calcext:value-type="string">
            <text:p>player.additem 00166EC8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Default" office:value-type="string" calcext:value-type="string">
            <text:p>player.additem 00166ED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Default" office:value-type="string" calcext:value-type="string">
            <text:p>player.additem 00166EE2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Default" office:value-type="string" calcext:value-type="string">
            <text:p>player.additem 00166EF1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3"/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Default" office:value-type="string" calcext:value-type="string">
            <text:p>player.additem 00166F32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Default" office:value-type="string" calcext:value-type="string">
            <text:p>player.additem 00166F3F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Default" office:value-type="string" calcext:value-type="string">
            <text:p>player.additem 00166F4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Default" office:value-type="string" calcext:value-type="string">
            <text:p>player.additem 00166F5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Default" office:value-type="string" calcext:value-type="string">
            <text:p>player.additem 00166F3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Default" office:value-type="string" calcext:value-type="string">
            <text:p>player.additem 00166F4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Default" office:value-type="string" calcext:value-type="string">
            <text:p>player.additem 00166F4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Default" office:value-type="string" calcext:value-type="string">
            <text:p>player.additem 00166F5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Default" office:value-type="string" calcext:value-type="string">
            <text:p>player.additem 00166F3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Default" office:value-type="string" calcext:value-type="string">
            <text:p>player.additem 00166F4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Default" office:value-type="string" calcext:value-type="string">
            <text:p>player.additem 00166F4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Default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table:style-name="Default" office:value-type="string" calcext:value-type="string">
            <text:p>player.additem 00166F3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table:style-name="Default" office:value-type="string" calcext:value-type="string">
            <text:p>player.additem 00166F4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Default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Default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table:style-name="Default" office:value-type="string" calcext:value-type="string">
            <text:p>player.additem 00166EF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table:style-name="Default" office:value-type="string" calcext:value-type="string">
            <text:p>player.additem 00166F0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table:style-name="Default" office:value-type="string" calcext:value-type="string">
            <text:p>player.additem 00166F1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table:style-name="Default" office:value-type="string" calcext:value-type="string">
            <text:p>player.additem 00166F2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table:style-name="Default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table:style-name="Default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table:style-name="Default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table:style-name="Default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table:style-name="Default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table:style-name="Default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table:style-name="Default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table:style-name="Default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table:style-name="Default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table:style-name="Default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2"/>
          <table:table-cell table:style-name="Default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2"/>
          <table:table-cell table:style-name="Default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2"/>
          <table:table-cell office:value-type="string" calcext:value-type="string">
            <text:p>player.additem 050134B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2"/>
          <table:table-cell office:value-type="string" calcext:value-type="string">
            <text:p>player.additem 050134E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2"/>
          <table:table-cell office:value-type="string" calcext:value-type="string">
            <text:p>player.additem 050134D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2"/>
          <table:table-cell office:value-type="string" calcext:value-type="string">
            <text:p>player.additem 050134A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2"/>
          <table:table-cell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2"/>
          <table:table-cell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2"/>
          <table:table-cell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2"/>
          <table:table-cell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2"/>
          <table:table-cell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2"/>
          <table:table-cell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2"/>
          <table:table-cell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2"/>
          <table:table-cell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2"/>
          <table:table-cell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2"/>
          <table:table-cell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2"/>
          <table:table-cell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2"/>
          <table:table-cell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player.additem 001649B1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49BE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49A3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49CA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49B3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49AE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49A1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49C8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49C0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49B8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49A9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49D0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49B6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49AB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499E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49C5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0166EC3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6ED0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6EDD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6EEC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6EC4 1</text:p>
          </table:table-cell>
          <table:table-cell office:value-type="string" calcext:value-type="string">
            <text:p><text:s/>8 of Clubs</text:p>
          </table:table-cell>
        </table:table-row>
        <table:table-row table:style-name="ro2">
          <table:table-cell office:value-type="string" calcext:value-type="string">
            <text:p>player.additem 00166ED1 1</text:p>
          </table:table-cell>
          <table:table-cell office:value-type="string" calcext:value-type="string">
            <text:p><text:s/>8 of Diamonds</text:p>
          </table:table-cell>
        </table:table-row>
        <table:table-row table:style-name="ro2">
          <table:table-cell office:value-type="string" calcext:value-type="string">
            <text:p>player.additem 00166EDE 1</text:p>
          </table:table-cell>
          <table:table-cell office:value-type="string" calcext:value-type="string">
            <text:p><text:s/>8 of Hearts</text:p>
          </table:table-cell>
        </table:table-row>
        <table:table-row table:style-name="ro2">
          <table:table-cell office:value-type="string" calcext:value-type="string">
            <text:p>player.additem 00166EED 1</text:p>
          </table:table-cell>
          <table:table-cell office:value-type="string" calcext:value-type="string">
            <text:p><text:s/>8 of Spades</text:p>
          </table:table-cell>
        </table:table-row>
        <table:table-row table:style-name="ro2">
          <table:table-cell office:value-type="string" calcext:value-type="string">
            <text:p>player.additem 00166EC5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6ED2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6EDF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6EEE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6EBD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6ECA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6ED7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6EE6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6EC8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6ED5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6EE2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6EF1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0166F32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0166F3F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0166F4C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0166F5B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0166F34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0166F41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0166F4E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0166F5D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0166F2C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0166F39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0166F46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0166F55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0166F37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0166F44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0166F51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0166F60 1</text:p>
          </table:table-cell>
          <table:table-cell office:value-type="string" calcext:value-type="string">
            <text:p><text:s/>King of Spad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layer.additem 050134B4 1</text:p>
          </table:table-cell>
          <table:table-cell office:value-type="string" calcext:value-type="string">
            <text:p><text:s/>7 of Clubs</text:p>
          </table:table-cell>
        </table:table-row>
        <table:table-row table:style-name="ro2">
          <table:table-cell office:value-type="string" calcext:value-type="string">
            <text:p>player.additem 050134E5 1</text:p>
          </table:table-cell>
          <table:table-cell office:value-type="string" calcext:value-type="string">
            <text:p><text:s/>7 of Diamonds</text:p>
          </table:table-cell>
        </table:table-row>
        <table:table-row table:style-name="ro2">
          <table:table-cell office:value-type="string" calcext:value-type="string">
            <text:p>player.additem 050134D8 1</text:p>
          </table:table-cell>
          <table:table-cell office:value-type="string" calcext:value-type="string">
            <text:p><text:s/>7 of Hearts</text:p>
          </table:table-cell>
        </table:table-row>
        <table:table-row table:style-name="ro2">
          <table:table-cell office:value-type="string" calcext:value-type="string">
            <text:p>player.additem 050134A7 1</text:p>
          </table:table-cell>
          <table:table-cell office:value-type="string" calcext:value-type="string">
            <text:p><text:s/>7 of Spades</text:p>
          </table:table-cell>
        </table:table-row>
        <table:table-row table:style-name="ro2">
          <table:table-cell office:value-type="string" calcext:value-type="string">
            <text:p>player.additem 050134B6 1</text:p>
          </table:table-cell>
          <table:table-cell office:value-type="string" calcext:value-type="string">
            <text:p><text:s/>9 of Clubs</text:p>
          </table:table-cell>
        </table:table-row>
        <table:table-row table:style-name="ro2">
          <table:table-cell office:value-type="string" calcext:value-type="string">
            <text:p>player.additem 050134E7 1</text:p>
          </table:table-cell>
          <table:table-cell office:value-type="string" calcext:value-type="string">
            <text:p><text:s/>9 of Diamonds</text:p>
          </table:table-cell>
        </table:table-row>
        <table:table-row table:style-name="ro2">
          <table:table-cell office:value-type="string" calcext:value-type="string">
            <text:p>player.additem 050134DA 1</text:p>
          </table:table-cell>
          <table:table-cell office:value-type="string" calcext:value-type="string">
            <text:p><text:s/>9 of Hearts</text:p>
          </table:table-cell>
        </table:table-row>
        <table:table-row table:style-name="ro2">
          <table:table-cell office:value-type="string" calcext:value-type="string">
            <text:p>player.additem 050134A9 1</text:p>
          </table:table-cell>
          <table:table-cell office:value-type="string" calcext:value-type="string">
            <text:p><text:s/>9 of Spades</text:p>
          </table:table-cell>
        </table:table-row>
        <table:table-row table:style-name="ro2">
          <table:table-cell office:value-type="string" calcext:value-type="string">
            <text:p>player.additem 050134AE 1</text:p>
          </table:table-cell>
          <table:table-cell office:value-type="string" calcext:value-type="string">
            <text:p><text:s/>10 of Clubs</text:p>
          </table:table-cell>
        </table:table-row>
        <table:table-row table:style-name="ro2">
          <table:table-cell office:value-type="string" calcext:value-type="string">
            <text:p>player.additem 050134DF 1</text:p>
          </table:table-cell>
          <table:table-cell office:value-type="string" calcext:value-type="string">
            <text:p><text:s/>10 of Diamonds</text:p>
          </table:table-cell>
        </table:table-row>
        <table:table-row table:style-name="ro2">
          <table:table-cell office:value-type="string" calcext:value-type="string">
            <text:p>player.additem 050134D2 1</text:p>
          </table:table-cell>
          <table:table-cell office:value-type="string" calcext:value-type="string">
            <text:p><text:s/>10 of Hearts</text:p>
          </table:table-cell>
        </table:table-row>
        <table:table-row table:style-name="ro2">
          <table:table-cell office:value-type="string" calcext:value-type="string">
            <text:p>player.additem 05013469 1</text:p>
          </table:table-cell>
          <table:table-cell office:value-type="string" calcext:value-type="string">
            <text:p><text:s/>10 of Spades</text:p>
          </table:table-cell>
        </table:table-row>
        <table:table-row table:style-name="ro2">
          <table:table-cell office:value-type="string" calcext:value-type="string">
            <text:p>player.additem 050134B9 1</text:p>
          </table:table-cell>
          <table:table-cell office:value-type="string" calcext:value-type="string">
            <text:p><text:s/>King of Clubs</text:p>
          </table:table-cell>
        </table:table-row>
        <table:table-row table:style-name="ro2">
          <table:table-cell office:value-type="string" calcext:value-type="string">
            <text:p>player.additem 050134EA 1</text:p>
          </table:table-cell>
          <table:table-cell office:value-type="string" calcext:value-type="string">
            <text:p><text:s/>King of Diamonds</text:p>
          </table:table-cell>
        </table:table-row>
        <table:table-row table:style-name="ro2">
          <table:table-cell office:value-type="string" calcext:value-type="string">
            <text:p>player.additem 050134DD 1</text:p>
          </table:table-cell>
          <table:table-cell office:value-type="string" calcext:value-type="string">
            <text:p><text:s/>King of Hearts</text:p>
          </table:table-cell>
        </table:table-row>
        <table:table-row table:style-name="ro2">
          <table:table-cell office:value-type="string" calcext:value-type="string">
            <text:p>player.additem 050134AC 1</text:p>
          </table:table-cell>
          <table:table-cell office:value-type="string" calcext:value-type="string">
            <text:p><text:s/>King of Spad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3:09:55.849590953</dc:date>
    <meta:editing-duration>PT4H29M38S</meta:editing-duration>
    <meta:editing-cycles>51</meta:editing-cycles>
    <meta:generator>LibreOffice/7.4.7.2$Linux_X86_64 LibreOffice_project/40$Build-2</meta:generator>
    <meta:document-statistic meta:table-count="2" meta:cell-count="480" meta:object-count="0"/>
  </office:meta>
</office:document-meta>
</file>